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556cm"/>
    </style:style>
    <style:style style:name="co3" style:family="table-column">
      <style:table-column-properties fo:break-before="auto" style:column-width="2.568cm"/>
    </style:style>
    <style:style style:name="co4" style:family="table-column">
      <style:table-column-properties fo:break-before="auto" style:column-width="2.023cm"/>
    </style:style>
    <style:style style:name="co5" style:family="table-column">
      <style:table-column-properties fo:break-before="auto" style:column-width="2.776cm"/>
    </style:style>
    <style:style style:name="co6" style:family="table-column">
      <style:table-column-properties fo:break-before="auto" style:column-width="2.88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fr" number:country="FR">
      <number:number number:min-integer-digits="1"/>
    </number:number-style>
    <style:style style:name="ce1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2" style:family="table-cell" style:parent-style-name="Default" style:data-style-name="N10000"/>
    <style:style style:name="ce3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1" table:default-cell-style-name="ce3"/>
        <table:table-column table:style-name="co6" table:default-cell-style-name="Default"/>
        <table:table-column table:style-name="co1" table:number-columns-repeated="8" table:default-cell-style-name="Default"/>
        <table:table-row table:style-name="ro1" table:number-rows-repeated="2">
          <table:table-cell table:number-columns-repeated="3"/>
          <table:table-cell table:style-name="Default" table:number-columns-repeated="4"/>
          <table:table-cell table:number-columns-repeated="9"/>
        </table:table-row>
        <table:table-row table:style-name="ro1">
          <table:table-cell table:number-columns-repeated="2"/>
          <table:table-cell table:style-name="ce1" office:value-type="string" calcext:value-type="string">
            <text:p>DIR</text:p>
          </table:table-cell>
          <table:table-cell table:style-name="ce1" office:value-type="string" calcext:value-type="string">
            <text:p>False Positive</text:p>
          </table:table-cell>
          <table:table-cell table:style-name="ce1" office:value-type="string" calcext:value-type="string">
            <text:p>Not_Found</text:p>
          </table:table-cell>
          <table:table-cell table:style-name="ce1" office:value-type="string" calcext:value-type="string">
            <text:p>IoU</text:p>
          </table:table-cell>
          <table:table-cell table:style-name="ce1"/>
          <table:table-cell table:style-name="ce1" office:value-type="string" calcext:value-type="string">
            <text:p>Score</text:p>
          </table:table-cell>
          <table:table-cell table:number-columns-repeated="3"/>
          <table:table-cell office:value-type="string" calcext:value-type="string">
            <text:p>Poids_FP</text:p>
          </table:table-cell>
          <table:table-cell office:value-type="string" calcext:value-type="string">
            <text:p>Poids_NF</text:p>
          </table:table-cell>
          <table:table-cell office:value-type="string" calcext:value-type="string">
            <text:p>Poids_iou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es_base</text:p>
          </table:table-cell>
          <table:table-cell office:value-type="float" office:value="0" calcext:value-type="float">
            <text:p>0</text:p>
          </table:table-cell>
          <table:table-cell office:value-type="float" office:value="0.5424" calcext:value-type="float">
            <text:p>0,5424</text:p>
          </table:table-cell>
          <table:table-cell office:value-type="float" office:value="0.46333" calcext:value-type="float">
            <text:p>0,46333</text:p>
          </table:table-cell>
          <table:table-cell/>
          <table:table-cell table:formula="of:=((1-[.D4])*[.$L$4] + (1-[.E4])*[.$M$4] + [.F4]*[.$N$4])/([.$L$4] + [.$M$4] + [.$N$4])" office:value-type="float" office:value="0.596065" calcext:value-type="float">
            <text:p>0,596065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formula="of:=([.$L$4] + [.$M$4] + [.$N$4])" office:value-type="float" office:value="4" calcext:value-type="float">
            <text:p>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s_am6</text:p>
          </table:table-cell>
          <table:table-cell office:value-type="float" office:value="0.12281" calcext:value-type="float">
            <text:p>0,12281</text:p>
          </table:table-cell>
          <table:table-cell office:value-type="float" office:value="0.06474" calcext:value-type="float">
            <text:p>0,06474</text:p>
          </table:table-cell>
          <table:table-cell office:value-type="float" office:value="0.56775" calcext:value-type="float">
            <text:p>0,56775</text:p>
          </table:table-cell>
          <table:table-cell/>
          <table:table-cell table:formula="of:=((1-[.D5])*[.$L$4] + (1-[.E5])*[.$M$4] + [.F5]*[.$N$4])/([.$L$4] + [.$M$4] + [.$N$4])" office:value-type="float" office:value="0.7369875" calcext:value-type="float">
            <text:p>0,736987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fots</text:p>
          </table:table-cell>
          <table:table-cell office:value-type="float" office:value="0" calcext:value-type="float">
            <text:p>0</text:p>
          </table:table-cell>
          <table:table-cell office:value-type="float" office:value="0.73723" calcext:value-type="float">
            <text:p>0,73723</text:p>
          </table:table-cell>
          <table:table-cell office:value-type="float" office:value="0.34416" calcext:value-type="float">
            <text:p>0,34416</text:p>
          </table:table-cell>
          <table:table-cell/>
          <table:table-cell table:formula="of:=((1-[.D6])*[.$L$4] + (1-[.E6])*[.$M$4] + [.F6]*[.$N$4])/([.$L$4] + [.$M$4] + [.$N$4])" office:value-type="float" office:value="0.4877725" calcext:value-type="float">
            <text:p>0,487772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es_cas_1ep</text:p>
          </table:table-cell>
          <table:table-cell office:value-type="float" office:value="0.10116" calcext:value-type="float">
            <text:p>0,10116</text:p>
          </table:table-cell>
          <table:table-cell office:value-type="float" office:value="0.05847" calcext:value-type="float">
            <text:p>0,05847</text:p>
          </table:table-cell>
          <table:table-cell office:value-type="float" office:value="0.61508" calcext:value-type="float">
            <text:p>0,61508</text:p>
          </table:table-cell>
          <table:table-cell/>
          <table:table-cell table:formula="of:=((1-[.D7])*[.$L$4] + (1-[.E7])*[.$M$4] + [.F7]*[.$N$4])/([.$L$4] + [.$M$4] + [.$N$4])" office:value-type="float" office:value="0.7676325" calcext:value-type="float">
            <text:p>0,767632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es_cas_2ep</text:p>
          </table:table-cell>
          <table:table-cell office:value-type="float" office:value="0.04127" calcext:value-type="float">
            <text:p>0,04127</text:p>
          </table:table-cell>
          <table:table-cell office:value-type="float" office:value="0.03602" calcext:value-type="float">
            <text:p>0,03602</text:p>
          </table:table-cell>
          <table:table-cell office:value-type="float" office:value="0.65766" calcext:value-type="float">
            <text:p>0,65766</text:p>
          </table:table-cell>
          <table:table-cell/>
          <table:table-cell table:formula="of:=((1-[.D8])*[.$L$4] + (1-[.E8])*[.$M$4] + [.F8]*[.$N$4])/([.$L$4] + [.$M$4] + [.$N$4])" office:value-type="float" office:value="0.8095075" calcext:value-type="float">
            <text:p>0,809507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es_cas_3ep</text:p>
          </table:table-cell>
          <table:table-cell office:value-type="float" office:value="0.0306" calcext:value-type="float">
            <text:p>0,0306</text:p>
          </table:table-cell>
          <table:table-cell office:value-type="float" office:value="0.04339" calcext:value-type="float">
            <text:p>0,04339</text:p>
          </table:table-cell>
          <table:table-cell office:value-type="float" office:value="0.49983" calcext:value-type="float">
            <text:p>0,49983</text:p>
          </table:table-cell>
          <table:table-cell/>
          <table:table-cell table:formula="of:=((1-[.D9])*[.$L$4] + (1-[.E9])*[.$M$4] + [.F9]*[.$N$4])/([.$L$4] + [.$M$4] + [.$N$4])" office:value-type="float" office:value="0.7314175" calcext:value-type="float">
            <text:p>0,731417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es_cas_4ep</text:p>
          </table:table-cell>
          <table:table-cell office:value-type="float" office:value="0.0192" calcext:value-type="float">
            <text:p>0,0192</text:p>
          </table:table-cell>
          <table:table-cell office:value-type="float" office:value="0.11048" calcext:value-type="float">
            <text:p>0,11048</text:p>
          </table:table-cell>
          <table:table-cell office:value-type="float" office:value="0.58548" calcext:value-type="float">
            <text:p>0,58548</text:p>
          </table:table-cell>
          <table:table-cell/>
          <table:table-cell table:formula="of:=((1-[.D10])*[.$L$4] + (1-[.E10])*[.$M$4] + [.F10]*[.$N$4])/([.$L$4] + [.$M$4] + [.$N$4])" office:value-type="float" office:value="0.76032" calcext:value-type="float">
            <text:p>0,7603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es_cas_5ep</text:p>
          </table:table-cell>
          <table:table-cell office:value-type="float" office:value="0.04402" calcext:value-type="float">
            <text:p>0,04402</text:p>
          </table:table-cell>
          <table:table-cell office:value-type="float" office:value="0.0741" calcext:value-type="float">
            <text:p>0,0741</text:p>
          </table:table-cell>
          <table:table-cell office:value-type="float" office:value="0.57649" calcext:value-type="float">
            <text:p>0,57649</text:p>
          </table:table-cell>
          <table:table-cell/>
          <table:table-cell table:formula="of:=((1-[.D11])*[.$L$4] + (1-[.E11])*[.$M$4] + [.F11]*[.$N$4])/([.$L$4] + [.$M$4] + [.$N$4])" office:value-type="float" office:value="0.758715" calcext:value-type="float">
            <text:p>0,75871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es_cas_tuned</text:p>
          </table:table-cell>
          <table:table-cell office:value-type="float" office:value="0.07226" calcext:value-type="float">
            <text:p>0,07226</text:p>
          </table:table-cell>
          <table:table-cell office:value-type="float" office:value="0.0684" calcext:value-type="float">
            <text:p>0,0684</text:p>
          </table:table-cell>
          <table:table-cell office:value-type="float" office:value="0.6176" calcext:value-type="float">
            <text:p>0,6176</text:p>
          </table:table-cell>
          <table:table-cell/>
          <table:table-cell table:formula="of:=((1-[.D12])*[.$L$4] + (1-[.E12])*[.$M$4] + [.F12]*[.$N$4])/([.$L$4] + [.$M$4] + [.$N$4])" office:value-type="float" office:value="0.773635" calcext:value-type="float">
            <text:p>0,77363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es_cas2_2ep</text:p>
          </table:table-cell>
          <table:table-cell office:value-type="float" office:value="0.06154" calcext:value-type="float">
            <text:p>0,06154</text:p>
          </table:table-cell>
          <table:table-cell office:value-type="float" office:value="0.04578" calcext:value-type="float">
            <text:p>0,04578</text:p>
          </table:table-cell>
          <table:table-cell office:value-type="float" office:value="0.6031" calcext:value-type="float">
            <text:p>0,6031</text:p>
          </table:table-cell>
          <table:table-cell/>
          <table:table-cell table:formula="of:=((1-[.D13])*[.$L$4] + (1-[.E13])*[.$M$4] + [.F13]*[.$N$4])/([.$L$4] + [.$M$4] + [.$N$4])" office:value-type="float" office:value="0.77472" calcext:value-type="float">
            <text:p>0,7747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es_cas_corr_1ep</text:p>
          </table:table-cell>
          <table:table-cell office:value-type="float" office:value="0.13657" calcext:value-type="float">
            <text:p>0,13657</text:p>
          </table:table-cell>
          <table:table-cell office:value-type="float" office:value="0.01466" calcext:value-type="float">
            <text:p>0,01466</text:p>
          </table:table-cell>
          <table:table-cell office:value-type="float" office:value="0.58807" calcext:value-type="float">
            <text:p>0,58807</text:p>
          </table:table-cell>
          <table:table-cell/>
          <table:table-cell table:formula="of:=((1-[.D14])*[.$L$4] + (1-[.E14])*[.$M$4] + [.F14]*[.$N$4])/([.$L$4] + [.$M$4] + [.$N$4])" office:value-type="float" office:value="0.7562275" calcext:value-type="float">
            <text:p>0,756227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es_cas_corr_2ep</text:p>
          </table:table-cell>
          <table:table-cell office:value-type="float" office:value="0.05568" calcext:value-type="float">
            <text:p>0,05568</text:p>
          </table:table-cell>
          <table:table-cell office:value-type="float" office:value="0.05181" calcext:value-type="float">
            <text:p>0,05181</text:p>
          </table:table-cell>
          <table:table-cell office:value-type="float" office:value="0.62831" calcext:value-type="float">
            <text:p>0,62831</text:p>
          </table:table-cell>
          <table:table-cell/>
          <table:table-cell table:formula="of:=((1-[.D15])*[.$L$4] + (1-[.E15])*[.$M$4] + [.F15]*[.$N$4])/([.$L$4] + [.$M$4] + [.$N$4])" office:value-type="float" office:value="0.7872825" calcext:value-type="float">
            <text:p>0,787282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es_cas_corr_3ep</text:p>
          </table:table-cell>
          <table:table-cell office:value-type="float" office:value="0.15188" calcext:value-type="float">
            <text:p>0,15188</text:p>
          </table:table-cell>
          <table:table-cell office:value-type="float" office:value="0.00706" calcext:value-type="float">
            <text:p>0,00706</text:p>
          </table:table-cell>
          <table:table-cell office:value-type="float" office:value="0.42796" calcext:value-type="float">
            <text:p>0,42796</text:p>
          </table:table-cell>
          <table:table-cell/>
          <table:table-cell table:formula="of:=((1-[.D16])*[.$L$4] + (1-[.E16])*[.$M$4] + [.F16]*[.$N$4])/([.$L$4] + [.$M$4] + [.$N$4])" office:value-type="float" office:value="0.674245" calcext:value-type="float">
            <text:p>0,67424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es_cas_corr_5ep</text:p>
          </table:table-cell>
          <table:table-cell office:value-type="float" office:value="0.18018" calcext:value-type="float">
            <text:p>0,18018</text:p>
          </table:table-cell>
          <table:table-cell office:value-type="float" office:value="0.00856" calcext:value-type="float">
            <text:p>0,00856</text:p>
          </table:table-cell>
          <table:table-cell office:value-type="float" office:value="0.49513" calcext:value-type="float">
            <text:p>0,49513</text:p>
          </table:table-cell>
          <table:table-cell/>
          <table:table-cell table:formula="of:=((1-[.D17])*[.$L$4] + (1-[.E17])*[.$M$4] + [.F17]*[.$N$4])/([.$L$4] + [.$M$4] + [.$N$4])" office:value-type="float" office:value="0.70038" calcext:value-type="float">
            <text:p>0,70038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es_cas_rec</text:p>
          </table:table-cell>
          <table:table-cell office:value-type="float" office:value="0.04803" calcext:value-type="float">
            <text:p>0,04803</text:p>
          </table:table-cell>
          <table:table-cell office:value-type="float" office:value="0.08616" calcext:value-type="float">
            <text:p>0,08616</text:p>
          </table:table-cell>
          <table:table-cell office:value-type="float" office:value="0.48176" calcext:value-type="float">
            <text:p>0,48176</text:p>
          </table:table-cell>
          <table:table-cell/>
          <table:table-cell table:formula="of:=((1-[.D18])*[.$L$4] + (1-[.E18])*[.$M$4] + [.F18]*[.$N$4])/([.$L$4] + [.$M$4] + [.$N$4])" office:value-type="float" office:value="0.7073325" calcext:value-type="float">
            <text:p>0,707332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es_cas_ext_5ep</text:p>
          </table:table-cell>
          <table:table-cell office:value-type="float" office:value="0.04402" calcext:value-type="float">
            <text:p>0,04402</text:p>
          </table:table-cell>
          <table:table-cell office:value-type="float" office:value="0.0741" calcext:value-type="float">
            <text:p>0,0741</text:p>
          </table:table-cell>
          <table:table-cell office:value-type="float" office:value="0.57649" calcext:value-type="float">
            <text:p>0,57649</text:p>
          </table:table-cell>
          <table:table-cell/>
          <table:table-cell table:formula="of:=((1-[.D19])*[.$L$4] + (1-[.E19])*[.$M$4] + [.F19]*[.$N$4])/([.$L$4] + [.$M$4] + [.$N$4])" office:value-type="float" office:value="0.758715" calcext:value-type="float">
            <text:p>0,75871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es_cas_ext2_1ep</text:p>
          </table:table-cell>
          <table:table-cell office:value-type="float" office:value="0.08083" calcext:value-type="float">
            <text:p>0,08083</text:p>
          </table:table-cell>
          <table:table-cell office:value-type="float" office:value="0.05182" calcext:value-type="float">
            <text:p>0,05182</text:p>
          </table:table-cell>
          <table:table-cell office:value-type="float" office:value="0.64046" calcext:value-type="float">
            <text:p>0,64046</text:p>
          </table:table-cell>
          <table:table-cell/>
          <table:table-cell table:formula="of:=((1-[.D20])*[.$L$4] + (1-[.E20])*[.$M$4] + [.F20]*[.$N$4])/([.$L$4] + [.$M$4] + [.$N$4])" office:value-type="float" office:value="0.7870675" calcext:value-type="float">
            <text:p>0,787067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es_cas_ext2_5ep</text:p>
          </table:table-cell>
          <table:table-cell office:value-type="float" office:value="0.11491" calcext:value-type="float">
            <text:p>0,11491</text:p>
          </table:table-cell>
          <table:table-cell office:value-type="float" office:value="0.02891" calcext:value-type="float">
            <text:p>0,02891</text:p>
          </table:table-cell>
          <table:table-cell office:value-type="float" office:value="0.60588" calcext:value-type="float">
            <text:p>0,60588</text:p>
          </table:table-cell>
          <table:table-cell/>
          <table:table-cell table:formula="of:=((1-[.D21])*[.$L$4] + (1-[.E21])*[.$M$4] + [.F21]*[.$N$4])/([.$L$4] + [.$M$4] + [.$N$4])" office:value-type="float" office:value="0.766985" calcext:value-type="float">
            <text:p>0,76698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es_cas_ext_rec_1ep</text:p>
          </table:table-cell>
          <table:table-cell office:value-type="float" office:value="0.11088" calcext:value-type="float">
            <text:p>0,11088</text:p>
          </table:table-cell>
          <table:table-cell office:value-type="float" office:value="0.04187" calcext:value-type="float">
            <text:p>0,04187</text:p>
          </table:table-cell>
          <table:table-cell office:value-type="float" office:value="0.63097" calcext:value-type="float">
            <text:p>0,63097</text:p>
          </table:table-cell>
          <table:table-cell/>
          <table:table-cell table:formula="of:=((1-[.D22])*[.$L$4] + (1-[.E22])*[.$M$4] + [.F22]*[.$N$4])/([.$L$4] + [.$M$4] + [.$N$4])" office:value-type="float" office:value="0.7772975" calcext:value-type="float">
            <text:p>0,777297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es_cas_ext_rec_2ep</text:p>
          </table:table-cell>
          <table:table-cell office:value-type="float" office:value="0.11734" calcext:value-type="float">
            <text:p>0,11734</text:p>
          </table:table-cell>
          <table:table-cell office:value-type="float" office:value="0.01868" calcext:value-type="float">
            <text:p>0,01868</text:p>
          </table:table-cell>
          <table:table-cell office:value-type="float" office:value="0.4469" calcext:value-type="float">
            <text:p>0,4469</text:p>
          </table:table-cell>
          <table:table-cell/>
          <table:table-cell table:formula="of:=((1-[.D23])*[.$L$4] + (1-[.E23])*[.$M$4] + [.F23]*[.$N$4])/([.$L$4] + [.$M$4] + [.$N$4])" office:value-type="float" office:value="0.689445" calcext:value-type="float">
            <text:p>0,68944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es_cas_ext_rec_3ep</text:p>
          </table:table-cell>
          <table:table-cell office:value-type="float" office:value="0.08911" calcext:value-type="float">
            <text:p>0,08911</text:p>
          </table:table-cell>
          <table:table-cell office:value-type="float" office:value="0.02358" calcext:value-type="float">
            <text:p>0,02358</text:p>
          </table:table-cell>
          <table:table-cell office:value-type="float" office:value="0.47293" calcext:value-type="float">
            <text:p>0,47293</text:p>
          </table:table-cell>
          <table:table-cell/>
          <table:table-cell table:formula="of:=((1-[.D24])*[.$L$4] + (1-[.E24])*[.$M$4] + [.F24]*[.$N$4])/([.$L$4] + [.$M$4] + [.$N$4])" office:value-type="float" office:value="0.7082925" calcext:value-type="float">
            <text:p>0,708292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es_cas_ext_rec_5ep</text:p>
          </table:table-cell>
          <table:table-cell office:value-type="float" office:value="0.12517" calcext:value-type="float">
            <text:p>0,12517</text:p>
          </table:table-cell>
          <table:table-cell office:value-type="float" office:value="0.00364" calcext:value-type="float">
            <text:p>0,00364</text:p>
          </table:table-cell>
          <table:table-cell office:value-type="float" office:value="0.33059" calcext:value-type="float">
            <text:p>0,33059</text:p>
          </table:table-cell>
          <table:table-cell/>
          <table:table-cell table:formula="of:=((1-[.D25])*[.$L$4] + (1-[.E25])*[.$M$4] + [.F25]*[.$N$4])/([.$L$4] + [.$M$4] + [.$N$4])" office:value-type="float" office:value="0.6330925" calcext:value-type="float">
            <text:p>0,633092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es_cas_ext2_rec_1ep</text:p>
          </table:table-cell>
          <table:table-cell office:value-type="float" office:value="0.16665" calcext:value-type="float">
            <text:p>0,16665</text:p>
          </table:table-cell>
          <table:table-cell office:value-type="float" office:value="0.01144" calcext:value-type="float">
            <text:p>0,01144</text:p>
          </table:table-cell>
          <table:table-cell office:value-type="float" office:value="0.49702" calcext:value-type="float">
            <text:p>0,49702</text:p>
          </table:table-cell>
          <table:table-cell/>
          <table:table-cell table:formula="of:=((1-[.D26])*[.$L$4] + (1-[.E26])*[.$M$4] + [.F26]*[.$N$4])/([.$L$4] + [.$M$4] + [.$N$4])" office:value-type="float" office:value="0.7039875" calcext:value-type="float">
            <text:p>0,703987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es_am6_cas_1ep</text:p>
          </table:table-cell>
          <table:table-cell office:value-type="float" office:value="0.1355" calcext:value-type="float">
            <text:p>0,1355</text:p>
          </table:table-cell>
          <table:table-cell office:value-type="float" office:value="0.09597" calcext:value-type="float">
            <text:p>0,09597</text:p>
          </table:table-cell>
          <table:table-cell office:value-type="float" office:value="0.582" calcext:value-type="float">
            <text:p>0,582</text:p>
          </table:table-cell>
          <table:table-cell/>
          <table:table-cell table:formula="of:=((1-[.D27])*[.$L$4] + (1-[.E27])*[.$M$4] + [.F27]*[.$N$4])/([.$L$4] + [.$M$4] + [.$N$4])" office:value-type="float" office:value="0.7331325" calcext:value-type="float">
            <text:p>0,733132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es_am6_cas_2ep</text:p>
          </table:table-cell>
          <table:table-cell office:value-type="float" office:value="0.09386" calcext:value-type="float">
            <text:p>0,09386</text:p>
          </table:table-cell>
          <table:table-cell office:value-type="float" office:value="0.04709" calcext:value-type="float">
            <text:p>0,04709</text:p>
          </table:table-cell>
          <table:table-cell office:value-type="float" office:value="0.54991" calcext:value-type="float">
            <text:p>0,54991</text:p>
          </table:table-cell>
          <table:table-cell/>
          <table:table-cell table:formula="of:=((1-[.D28])*[.$L$4] + (1-[.E28])*[.$M$4] + [.F28]*[.$N$4])/([.$L$4] + [.$M$4] + [.$N$4])" office:value-type="float" office:value="0.7397175" calcext:value-type="float">
            <text:p>0,739717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es_am6_cas_3ep</text:p>
          </table:table-cell>
          <table:table-cell office:value-type="float" office:value="0.08541" calcext:value-type="float">
            <text:p>0,08541</text:p>
          </table:table-cell>
          <table:table-cell office:value-type="float" office:value="0.08334" calcext:value-type="float">
            <text:p>0,08334</text:p>
          </table:table-cell>
          <table:table-cell office:value-type="float" office:value="0.60569" calcext:value-type="float">
            <text:p>0,60569</text:p>
          </table:table-cell>
          <table:table-cell/>
          <table:table-cell table:formula="of:=((1-[.D29])*[.$L$4] + (1-[.E29])*[.$M$4] + [.F29]*[.$N$4])/([.$L$4] + [.$M$4] + [.$N$4])" office:value-type="float" office:value="0.7606575" calcext:value-type="float">
            <text:p>0,760657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es_am6_cas_4ep</text:p>
          </table:table-cell>
          <table:table-cell office:value-type="float" office:value="0.09839" calcext:value-type="float">
            <text:p>0,09839</text:p>
          </table:table-cell>
          <table:table-cell office:value-type="float" office:value="0.0481" calcext:value-type="float">
            <text:p>0,0481</text:p>
          </table:table-cell>
          <table:table-cell office:value-type="float" office:value="0.5656" calcext:value-type="float">
            <text:p>0,5656</text:p>
          </table:table-cell>
          <table:table-cell/>
          <table:table-cell table:formula="of:=((1-[.D30])*[.$L$4] + (1-[.E30])*[.$M$4] + [.F30]*[.$N$4])/([.$L$4] + [.$M$4] + [.$N$4])" office:value-type="float" office:value="0.7461775" calcext:value-type="float">
            <text:p>0,746177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es_am6_cas_5ep</text:p>
          </table:table-cell>
          <table:table-cell office:value-type="float" office:value="0.03376" calcext:value-type="float">
            <text:p>0,03376</text:p>
          </table:table-cell>
          <table:table-cell office:value-type="float" office:value="0.148" calcext:value-type="float">
            <text:p>0,148</text:p>
          </table:table-cell>
          <table:table-cell office:value-type="float" office:value="0.56282" calcext:value-type="float">
            <text:p>0,56282</text:p>
          </table:table-cell>
          <table:table-cell/>
          <table:table-cell table:formula="of:=((1-[.D31])*[.$L$4] + (1-[.E31])*[.$M$4] + [.F31]*[.$N$4])/([.$L$4] + [.$M$4] + [.$N$4])" office:value-type="float" office:value="0.73597" calcext:value-type="float">
            <text:p>0,73597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es_am6_cas_tuned</text:p>
          </table:table-cell>
          <table:table-cell office:value-type="float" office:value="0.09955" calcext:value-type="float">
            <text:p>0,09955</text:p>
          </table:table-cell>
          <table:table-cell office:value-type="float" office:value="0.07296" calcext:value-type="float">
            <text:p>0,07296</text:p>
          </table:table-cell>
          <table:table-cell office:value-type="float" office:value="0.58114" calcext:value-type="float">
            <text:p>0,58114</text:p>
          </table:table-cell>
          <table:table-cell/>
          <table:table-cell table:formula="of:=((1-[.D32])*[.$L$4] + (1-[.E32])*[.$M$4] + [.F32]*[.$N$4])/([.$L$4] + [.$M$4] + [.$N$4])" office:value-type="float" office:value="0.7474425" calcext:value-type="float">
            <text:p>0,747442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es_am6_cas_rec</text:p>
          </table:table-cell>
          <table:table-cell office:value-type="float" office:value="0.12277" calcext:value-type="float">
            <text:p>0,12277</text:p>
          </table:table-cell>
          <table:table-cell office:value-type="float" office:value="0.07077" calcext:value-type="float">
            <text:p>0,07077</text:p>
          </table:table-cell>
          <table:table-cell office:value-type="float" office:value="0.55857" calcext:value-type="float">
            <text:p>0,55857</text:p>
          </table:table-cell>
          <table:table-cell/>
          <table:table-cell table:formula="of:=((1-[.D33])*[.$L$4] + (1-[.E33])*[.$M$4] + [.F33]*[.$N$4])/([.$L$4] + [.$M$4] + [.$N$4])" office:value-type="float" office:value="0.7309" calcext:value-type="float">
            <text:p>0,730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es_am6_cas_ext_1ep</text:p>
          </table:table-cell>
          <table:table-cell office:value-type="float" office:value="0.12033" calcext:value-type="float">
            <text:p>0,12033</text:p>
          </table:table-cell>
          <table:table-cell office:value-type="float" office:value="0.0468" calcext:value-type="float">
            <text:p>0,0468</text:p>
          </table:table-cell>
          <table:table-cell office:value-type="float" office:value="0.60763" calcext:value-type="float">
            <text:p>0,60763</text:p>
          </table:table-cell>
          <table:table-cell/>
          <table:table-cell table:formula="of:=((1-[.D34])*[.$L$4] + (1-[.E34])*[.$M$4] + [.F34]*[.$N$4])/([.$L$4] + [.$M$4] + [.$N$4])" office:value-type="float" office:value="0.7620325" calcext:value-type="float">
            <text:p>0,762032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es_am6_cas_ext_2ep</text:p>
          </table:table-cell>
          <table:table-cell office:value-type="float" office:value="0.08579" calcext:value-type="float">
            <text:p>0,08579</text:p>
          </table:table-cell>
          <table:table-cell office:value-type="float" office:value="0.04328" calcext:value-type="float">
            <text:p>0,04328</text:p>
          </table:table-cell>
          <table:table-cell office:value-type="float" office:value="0.53119" calcext:value-type="float">
            <text:p>0,53119</text:p>
          </table:table-cell>
          <table:table-cell/>
          <table:table-cell table:formula="of:=((1-[.D35])*[.$L$4] + (1-[.E35])*[.$M$4] + [.F35]*[.$N$4])/([.$L$4] + [.$M$4] + [.$N$4])" office:value-type="float" office:value="0.7333275" calcext:value-type="float">
            <text:p>0,733327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es_am6_cas_ext_3ep</text:p>
          </table:table-cell>
          <table:table-cell office:value-type="float" office:value="0.03628" calcext:value-type="float">
            <text:p>0,03628</text:p>
          </table:table-cell>
          <table:table-cell office:value-type="float" office:value="0.38281" calcext:value-type="float">
            <text:p>0,38281</text:p>
          </table:table-cell>
          <table:table-cell office:value-type="float" office:value="0.4794" calcext:value-type="float">
            <text:p>0,4794</text:p>
          </table:table-cell>
          <table:table-cell/>
          <table:table-cell table:formula="of:=((1-[.D36])*[.$L$4] + (1-[.E36])*[.$M$4] + [.F36]*[.$N$4])/([.$L$4] + [.$M$4] + [.$N$4])" office:value-type="float" office:value="0.6349275" calcext:value-type="float">
            <text:p>0,634927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es_am6_cas_ext_4ep</text:p>
          </table:table-cell>
          <table:table-cell office:value-type="float" office:value="0.0627" calcext:value-type="float">
            <text:p>0,0627</text:p>
          </table:table-cell>
          <table:table-cell office:value-type="float" office:value="0.0761" calcext:value-type="float">
            <text:p>0,0761</text:p>
          </table:table-cell>
          <table:table-cell office:value-type="float" office:value="0.52548" calcext:value-type="float">
            <text:p>0,52548</text:p>
          </table:table-cell>
          <table:table-cell table:style-name="Default"/>
          <table:table-cell table:formula="of:=((1-[.D37])*[.$L$4] + (1-[.E37])*[.$M$4] + [.F37]*[.$N$4])/([.$L$4] + [.$M$4] + [.$N$4])" office:value-type="float" office:value="0.72804" calcext:value-type="float">
            <text:p>0,7280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es_am6_cas_ext_5ep</text:p>
          </table:table-cell>
          <table:table-cell office:value-type="float" office:value="0.0679" calcext:value-type="float">
            <text:p>0,0679</text:p>
          </table:table-cell>
          <table:table-cell office:value-type="float" office:value="0.10452" calcext:value-type="float">
            <text:p>0,10452</text:p>
          </table:table-cell>
          <table:table-cell office:value-type="float" office:value="0.50195" calcext:value-type="float">
            <text:p>0,50195</text:p>
          </table:table-cell>
          <table:table-cell table:style-name="Default"/>
          <table:table-cell table:formula="of:=((1-[.D38])*[.$L$4] + (1-[.E38])*[.$M$4] + [.F38]*[.$N$4])/([.$L$4] + [.$M$4] + [.$N$4])" office:value-type="float" office:value="0.70787" calcext:value-type="float">
            <text:p>0,70787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es_am6_cas_ext</text:p>
          </table:table-cell>
          <table:table-cell office:value-type="float" office:value="0.01974" calcext:value-type="float">
            <text:p>0,01974</text:p>
          </table:table-cell>
          <table:table-cell office:value-type="float" office:value="0.28384" calcext:value-type="float">
            <text:p>0,28384</text:p>
          </table:table-cell>
          <table:table-cell office:value-type="float" office:value="0.52028" calcext:value-type="float">
            <text:p>0,52028</text:p>
          </table:table-cell>
          <table:table-cell table:style-name="Default"/>
          <table:table-cell table:formula="of:=((1-[.D39])*[.$L$4] + (1-[.E39])*[.$M$4] + [.F39]*[.$N$4])/([.$L$4] + [.$M$4] + [.$N$4])" office:value-type="float" office:value="0.684245" calcext:value-type="float">
            <text:p>0,68424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es_am6_cas_ext_rec_1ep</text:p>
          </table:table-cell>
          <table:table-cell table:style-name="Default" office:value-type="float" office:value="0.05645" calcext:value-type="float">
            <text:p>0,05645</text:p>
          </table:table-cell>
          <table:table-cell table:style-name="Default" office:value-type="float" office:value="0.11763" calcext:value-type="float">
            <text:p>0,11763</text:p>
          </table:table-cell>
          <table:table-cell table:style-name="Default" office:value-type="float" office:value="0.55138" calcext:value-type="float">
            <text:p>0,55138</text:p>
          </table:table-cell>
          <table:table-cell table:style-name="Default"/>
          <table:table-cell table:formula="of:=((1-[.D40])*[.$L$4] + (1-[.E40])*[.$M$4] + [.F40]*[.$N$4])/([.$L$4] + [.$M$4] + [.$N$4])" office:value-type="float" office:value="0.73217" calcext:value-type="float">
            <text:p>0,73217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es_am6_cas_ext_rec_2ep</text:p>
          </table:table-cell>
          <table:table-cell table:style-name="Default" office:value-type="float" office:value="0.09882" calcext:value-type="float">
            <text:p>0,09882</text:p>
          </table:table-cell>
          <table:table-cell table:style-name="Default" office:value-type="float" office:value="0.17877" calcext:value-type="float">
            <text:p>0,17877</text:p>
          </table:table-cell>
          <table:table-cell table:style-name="Default" office:value-type="float" office:value="0.54527" calcext:value-type="float">
            <text:p>0,54527</text:p>
          </table:table-cell>
          <table:table-cell table:style-name="Default"/>
          <table:table-cell table:formula="of:=((1-[.D41])*[.$L$4] + (1-[.E41])*[.$M$4] + [.F41]*[.$N$4])/([.$L$4] + [.$M$4] + [.$N$4])" office:value-type="float" office:value="0.7032375" calcext:value-type="float">
            <text:p>0,703237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es_am6_cas_ext_rec_3ep</text:p>
          </table:table-cell>
          <table:table-cell table:style-name="Default" office:value-type="float" office:value="0.03504" calcext:value-type="float">
            <text:p>0,03504</text:p>
          </table:table-cell>
          <table:table-cell table:style-name="Default" office:value-type="float" office:value="0.06261" calcext:value-type="float">
            <text:p>0,06261</text:p>
          </table:table-cell>
          <table:table-cell table:style-name="Default" office:value-type="float" office:value="0.59477" calcext:value-type="float">
            <text:p>0,59477</text:p>
          </table:table-cell>
          <table:table-cell table:style-name="Default"/>
          <table:table-cell table:formula="of:=((1-[.D42])*[.$L$4] + (1-[.E42])*[.$M$4] + [.F42]*[.$N$4])/([.$L$4] + [.$M$4] + [.$N$4])" office:value-type="float" office:value="0.7729725" calcext:value-type="float">
            <text:p>0,772972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es_am6_cas_ext_rec_4ep</text:p>
          </table:table-cell>
          <table:table-cell table:style-name="Default" office:value-type="float" office:value="0.05253" calcext:value-type="float">
            <text:p>0,05253</text:p>
          </table:table-cell>
          <table:table-cell table:style-name="Default" office:value-type="float" office:value="0.2863" calcext:value-type="float">
            <text:p>0,2863</text:p>
          </table:table-cell>
          <table:table-cell table:style-name="Default" office:value-type="float" office:value="0.49055" calcext:value-type="float">
            <text:p>0,49055</text:p>
          </table:table-cell>
          <table:table-cell table:style-name="Default"/>
          <table:table-cell table:formula="of:=((1-[.D43])*[.$L$4] + (1-[.E43])*[.$M$4] + [.F43]*[.$N$4])/([.$L$4] + [.$M$4] + [.$N$4])" office:value-type="float" office:value="0.6605675" calcext:value-type="float">
            <text:p>0,660567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es_am6_cas_rec_ext</text:p>
          </table:table-cell>
          <table:table-cell table:style-name="Default" office:value-type="float" office:value="0.03346" calcext:value-type="float">
            <text:p>0,03346</text:p>
          </table:table-cell>
          <table:table-cell table:style-name="Default" office:value-type="float" office:value="0.69867" calcext:value-type="float">
            <text:p>0,69867</text:p>
          </table:table-cell>
          <table:table-cell table:style-name="Default" office:value-type="float" office:value="0.46445" calcext:value-type="float">
            <text:p>0,46445</text:p>
          </table:table-cell>
          <table:table-cell table:style-name="Default"/>
          <table:table-cell table:formula="of:=((1-[.D44])*[.$L$4] + (1-[.E44])*[.$M$4] + [.F44]*[.$N$4])/([.$L$4] + [.$M$4] + [.$N$4])" office:value-type="float" office:value="0.5491925" calcext:value-type="float">
            <text:p>0,549192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es_cas_rec_ext_1ep</text:p>
          </table:table-cell>
          <table:table-cell table:style-name="Default" office:value-type="float" office:value="0.022" calcext:value-type="float">
            <text:p>0,022</text:p>
          </table:table-cell>
          <table:table-cell table:style-name="Default" office:value-type="float" office:value="0.09679" calcext:value-type="float">
            <text:p>0,09679</text:p>
          </table:table-cell>
          <table:table-cell table:style-name="Default" office:value-type="float" office:value="0.64683" calcext:value-type="float">
            <text:p>0,64683</text:p>
          </table:table-cell>
          <table:table-cell table:style-name="Default"/>
          <table:table-cell table:formula="of:=((1-[.D45])*[.$L$4] + (1-[.E45])*[.$M$4] + [.F45]*[.$N$4])/([.$L$4] + [.$M$4] + [.$N$4])" office:value-type="float" office:value="0.7937175" calcext:value-type="float">
            <text:p>0,793717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es_cas_rec_ext_5ep</text:p>
          </table:table-cell>
          <table:table-cell table:style-name="Default" office:value-type="float" office:value="0.05472" calcext:value-type="float">
            <text:p>0,05472</text:p>
          </table:table-cell>
          <table:table-cell table:style-name="Default" office:value-type="float" office:value="0.086" calcext:value-type="float">
            <text:p>0,086</text:p>
          </table:table-cell>
          <table:table-cell table:style-name="Default" office:value-type="float" office:value="0.51232" calcext:value-type="float">
            <text:p>0,51232</text:p>
          </table:table-cell>
          <table:table-cell table:style-name="Default"/>
          <table:table-cell table:formula="of:=((1-[.D46])*[.$L$4] + (1-[.E46])*[.$M$4] + [.F46]*[.$N$4])/([.$L$4] + [.$M$4] + [.$N$4])" office:value-type="float" office:value="0.72098" calcext:value-type="float">
            <text:p>0,72098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8">00/00/0000</text:date>, <text:time style:data-style-name="N2" text:time-value="12:50:46.77556754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8T11:41:24.841023854</meta:creation-date>
    <dc:date>2021-02-18T17:20:22.483963249</dc:date>
    <meta:editing-duration>PT19M47S</meta:editing-duration>
    <meta:editing-cycles>2</meta:editing-cycles>
    <meta:generator>LibreOffice/6.4.6.2$Linux_X86_64 LibreOffice_project/40$Build-2</meta:generator>
    <meta:document-statistic meta:table-count="1" meta:cell-count="227" meta:object-count="0"/>
  </office:meta>
</office:document-meta>
</file>